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e03b6" officeooo:paragraph-rsid="000e03b6" style:font-weight-asian="bold" style:font-weight-complex="bold"/>
    </style:style>
    <style:style style:name="P2" style:family="paragraph" style:parent-style-name="Standard">
      <style:text-properties style:font-name="Arial" fo:font-weight="bold" officeooo:rsid="000f88d9" officeooo:paragraph-rsid="000f88d9" style:font-weight-asian="bold" style:font-weight-complex="bold"/>
    </style:style>
    <style:style style:name="P3" style:family="paragraph" style:parent-style-name="Standard">
      <style:text-properties style:font-name="Arial" fo:font-weight="normal" officeooo:rsid="000e03b6" officeooo:paragraph-rsid="000e03b6" style:font-weight-asian="normal" style:font-weight-complex="normal"/>
    </style:style>
    <style:style style:name="P4" style:family="paragraph" style:parent-style-name="Standard">
      <style:text-properties style:font-name="Arial" fo:font-weight="normal" officeooo:rsid="000f88d9" officeooo:paragraph-rsid="000f88d9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106e82" officeooo:paragraph-rsid="00106e82" style:font-weight-asian="normal" style:font-weight-complex="normal"/>
    </style:style>
    <style:style style:name="P6" style:family="paragraph" style:parent-style-name="Standard">
      <style:text-properties style:font-name="Arial" style:text-underline-style="none" fo:font-weight="normal" officeooo:rsid="001338f5" officeooo:paragraph-rsid="001338f5" style:font-weight-asian="normal" style:font-weight-complex="normal"/>
    </style:style>
    <style:style style:name="P7" style:family="paragraph" style:parent-style-name="Standard">
      <style:text-properties style:font-name="Arial" style:text-underline-style="none" fo:font-weight="normal" officeooo:rsid="00136765" officeooo:paragraph-rsid="00136765" style:font-weight-asian="normal" style:font-weight-complex="normal"/>
    </style:style>
    <style:style style:name="P8" style:family="paragraph" style:parent-style-name="Standard">
      <style:text-properties style:font-name="Arial" style:text-underline-style="none" fo:font-weight="normal" officeooo:rsid="00136849" officeooo:paragraph-rsid="00136849" style:font-weight-asian="normal" style:font-weight-complex="normal"/>
    </style:style>
    <style:style style:name="P9" style:family="paragraph" style:parent-style-name="Standard">
      <style:text-properties style:font-name="Arial" style:text-underline-style="none" fo:font-weight="normal" officeooo:rsid="00179a8c" officeooo:paragraph-rsid="00179a8c" style:font-weight-asian="normal" style:font-weight-complex="normal"/>
    </style:style>
    <style:style style:name="P10" style:family="paragraph" style:parent-style-name="Standard">
      <style:text-properties style:font-name="Arial" style:text-underline-style="none" fo:font-weight="bold" officeooo:rsid="00136849" officeooo:paragraph-rsid="00136849" style:font-weight-asian="bold" style:font-weight-complex="bold"/>
    </style:style>
    <style:style style:name="P11" style:family="paragraph" style:parent-style-name="Standard">
      <style:text-properties style:font-name="Arial" style:text-underline-style="none" fo:font-weight="bold" officeooo:rsid="001338f5" officeooo:paragraph-rsid="001338f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f88d9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ff78b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17603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36765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36849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4b291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5ef51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7e520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officeooo:rsid="000ff78b"/>
    </style:style>
    <style:style style:name="T12" style:family="text">
      <style:text-properties style:text-underline-style="solid" style:text-underline-width="auto" style:text-underline-color="font-color" officeooo:rsid="00117603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officeooo:rsid="000ff78b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underline-style="long-dash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dash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dash" style:text-underline-width="auto" style:text-underline-color="font-color" fo:font-weight="bold" officeooo:rsid="000ff78b" style:font-weight-asian="bold" style:font-weight-complex="bold"/>
    </style:style>
    <style:style style:name="T20" style:family="text">
      <style:text-properties style:text-underline-style="dash" style:text-underline-width="auto" style:text-underline-color="font-color" fo:font-weight="bold" officeooo:rsid="00117603" style:font-weight-asian="bold" style:font-weight-complex="bold"/>
    </style:style>
    <style:style style:name="T21" style:family="text">
      <style:text-properties style:text-underline-style="dash" style:text-underline-width="auto" style:text-underline-color="font-color" fo:font-weight="bold" officeooo:rsid="00152db7" style:font-weight-asian="bold" style:font-weight-complex="bold"/>
    </style:style>
    <style:style style:name="T22" style:family="text">
      <style:text-properties officeooo:rsid="000ff78b"/>
    </style:style>
    <style:style style:name="T23" style:family="text">
      <style:text-properties officeooo:rsid="00136765"/>
    </style:style>
    <style:style style:name="T24" style:family="text">
      <style:text-properties officeooo:rsid="00152db7"/>
    </style:style>
    <style:style style:name="T25" style:family="text">
      <style:text-properties officeooo:rsid="0017e520"/>
    </style:style>
    <style:style style:name="T26" style:family="text">
      <style:text-properties officeooo:rsid="0019bc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ócteles.</text:p>
      <text:p text:style-name="P1"/>
      <text:p text:style-name="P3">Ingredientes: <text:span text:style-name="T2">Codigo Ingrediente</text:span>, Nombre, Foto, Calorias</text:p>
      <text:p text:style-name="P3"/>
      <text:p text:style-name="P3">Cóctel: <text:span text:style-name="T2">Nombre</text:span>, Descripcion, Total Calorias</text:p>
      <text:p text:style-name="P3"/>
      <text:p text:style-name="P3">Crea: <text:span text:style-name="T2">Nombre (Coctel), Codigo Ingrediente </text:span><text:span text:style-name="T3">(Ingrediente)</text:span><text:span text:style-name="T14">, </text:span><text:span text:style-name="T13">Cantidad</text:span></text:p>
      <text:p text:style-name="P3"><text:span text:style-name="T13"/></text:p>
      <text:p text:style-name="P1">2. Pedidos.</text:p>
      <text:p text:style-name="P1"/>
      <text:p text:style-name="P4">Pedido: <text:span text:style-name="T2">cod_pedido</text:span><text:span text:style-name="T14">, </text:span><text:span text:style-name="T13">num_cliente,fecha_envio, fecha_recepcion</text:span></text:p>
      <text:p text:style-name="P4"/>
      <text:p text:style-name="P4">Cliente: <text:span text:style-name="T2">num_cliente,</text:span><text:span text:style-name="T13"> </text:span><text:span text:style-name="T17">DNI, </text:span><text:span text:style-name="T13">nome, apellido1, apellido2</text:span></text:p>
      <text:p text:style-name="P4"/>
      <text:p text:style-name="P4">Producto: <text:span text:style-name="T2">cod_producto</text:span>, <text:span text:style-name="T18">cod_barras</text:span>, nome, descrición, volume, foto</text:p>
      <text:p text:style-name="P4"/>
      <text:p text:style-name="P4">Tiene: <text:span text:style-name="T1">cod_pedido (FK_Pedido), cod_producto (FK_Producto)</text:span></text:p>
      <text:p text:style-name="P4"><text:span text:style-name="T1"/></text:p>
      <text:p text:style-name="P2">3. Empresa.</text:p>
      <text:p text:style-name="P4"><text:span text:style-name="T1"/></text:p>
      <text:p text:style-name="P4">Estado: <text:span text:style-name="T2">cod_estado, </text:span><text:span text:style-name="T18">nombre</text:span><text:span text:style-name="T20">*</text:span></text:p>
      <text:p text:style-name="P4"/>
      <text:p text:style-name="P4">Pedido: <text:span text:style-name="T2">cod_pedido</text:span>, num_cliente, fecha_envio, fecha_recepción</text:p>
      <text:p text:style-name="P4"/>
      <text:p text:style-name="P4">Cliente: <text:span text:style-name="T4">num_cliente</text:span><text:span text:style-name="T22">, </text:span><text:span text:style-name="T19">DNI</text:span><text:span text:style-name="T20">*</text:span><text:span text:style-name="T22">, nome, apellido1, apellido2</text:span></text:p>
      <text:p text:style-name="P4"/>
      <text:p text:style-name="P4">Producto: <text:span text:style-name="T4">cod_producto</text:span><text:span text:style-name="T5">*</text:span><text:span text:style-name="T22">, </text:span><text:span text:style-name="T19">cod_barras</text:span><text:span text:style-name="T22">, nome, descricion, volume, foto</text:span></text:p>
      <text:p text:style-name="P4"/>
      <text:p text:style-name="P2"><text:span text:style-name="T16">Tiene:</text:span> <text:span text:style-name="T11">cod_pedido</text:span><text:span text:style-name="T12">*</text:span><text:span text:style-name="T22">(FK_Pedido), </text:span><text:span text:style-name="T11">cod_producto</text:span><text:span text:style-name="T12">*</text:span><text:span text:style-name="T15"> (FK_Producto)</text:span></text:p>
      <text:p text:style-name="P2"><text:span text:style-name="T15"/></text:p>
      <text:p text:style-name="P5"><text:span text:style-name="T15">P</text:span><text:span text:style-name="T13">ide: </text:span><text:span text:style-name="T2">cod_estado</text:span><text:span text:style-name="T5">*</text:span><text:span text:style-name="T2">,</text:span><text:span text:style-name="T13">nome , </text:span><text:span text:style-name="T2">cod_pedido</text:span></text:p>
      <text:p text:style-name="P5"><text:span text:style-name="T2"/></text:p>
      <text:p text:style-name="P11">4. Empresa2.</text:p>
      <text:p text:style-name="P6"><text:span text:style-name="T1"/></text:p>
      <text:p text:style-name="P6">Empleado: <text:span text:style-name="T2">DNI</text:span>, Nome<text:span text:style-name="T23">*</text:span>, Apellido1<text:span text:style-name="T23">*</text:span>, Apellido2<text:span text:style-name="T23">*</text:span>, Telefono<text:span text:style-name="T23">*</text:span>, Dirección<text:span text:style-name="T23">*</text:span>, Num_cuenta<text:span text:style-name="T6">*</text:span></text:p>
      <text:p text:style-name="P7"><text:span text:style-name="T2">DNI_Jefe </text:span><text:span text:style-name="T7">FK_Empleado </text:span></text:p>
      <text:p text:style-name="P7"><text:span text:style-name="T7"/></text:p>
      <text:p text:style-name="P8"/>
      <text:p text:style-name="P10">5. Biblioteca.</text:p>
      <text:p text:style-name="P10"/>
      <text:p text:style-name="P8">Socio: <text:span text:style-name="T2">cod_socio</text:span>, <text:span text:style-name="T18">DNI</text:span><text:span text:style-name="T21">*</text:span>, Direccion, Telefono <text:span text:style-name="T24">(Multivaluado)</text:span>, Nombre<text:span text:style-name="T24">*</text:span>, Apellidos<text:span text:style-name="T24">*</text:span></text:p>
      <text:p text:style-name="P8"/>
      <text:p text:style-name="P8">Libro: <text:span text:style-name="T2">ISBN</text:span>, Título, Editorial, Año de creacion, Nombre Autor <text:span text:style-name="T24">(Multivaluado)</text:span>, Año de edicion, Editorial.</text:p>
      <text:p text:style-name="P8"/>
      <text:p text:style-name="P8">Ejemplar: <text:span text:style-name="T2">cod_ejemplar</text:span>, estado, <text:span text:style-name="T24">ISBN*(Por participacion total), FK_Libro</text:span></text:p>
      <text:p text:style-name="P8"/>
      <text:p text:style-name="P8">Presta: <text:span text:style-name="T2">cod_socio</text:span><text:span text:style-name="T8">*</text:span><text:span text:style-name="T2"> (FK_Socio) </text:span><text:span text:style-name="T8">UC DC</text:span>, <text:span text:style-name="T9">Cod_Ejemplar</text:span><text:span text:style-name="T8">*</text:span><text:span text:style-name="T2"> (FK_</text:span><text:span text:style-name="T9">Ejemplar</text:span><text:span text:style-name="T2">) </text:span><text:span text:style-name="T8">UD DC</text:span>, <text:span text:style-name="T2">Fecha_prestamo</text:span><text:span text:style-name="T8">*</text:span>, Fecha_devolucion, Fecha_real_devolucion.</text:p>
      <text:p text:style-name="P6"/>
      <text:p text:style-name="P6"/>
      <text:p text:style-name="P6"/>
      <text:p text:style-name="P9"><text:soft-page-break/>6.Compra-venta.</text:p>
      <text:p text:style-name="P9"/>
      <text:p text:style-name="P9">Clientes: <text:span text:style-name="T2">DNI</text:span>, Nombre<text:span text:style-name="T25">*</text:span>, Apellido1<text:span text:style-name="T25">*</text:span>, Apellido2<text:span text:style-name="T25">*</text:span>, Dirección, Fecha de nacimiento.</text:p>
      <text:p text:style-name="P9"/>
      <text:p text:style-name="P9">Productos: <text:span text:style-name="T2">Código de producto</text:span>, Nombre<text:span text:style-name="T25">*</text:span>, Precio Unitario,<text:span text:style-name="T25">NIF </text:span><text:span text:style-name="T26">(</text:span><text:span text:style-name="T25">FK_proveedores</text:span><text:span text:style-name="T26">)</text:span></text:p>
      <text:p text:style-name="P9"/>
      <text:p text:style-name="P9">Proveedores: <text:span text:style-name="T2">NIF</text:span>, Nombre<text:span text:style-name="T25">*</text:span>, Dirección</text:p>
      <text:p text:style-name="P9"/>
      <text:p text:style-name="P9">Compra: <text:span text:style-name="T2">DNI</text:span> (FK_Cliente), <text:span text:style-name="T2">Código de producto</text:span> (FK_Productos)</text:p>
      <text:p text:style-name="P9"/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12:53:08.370000000</meta:creation-date>
    <dc:date>2024-10-22T11:41:41.891000000</dc:date>
    <meta:editing-duration>PT1H26M49S</meta:editing-duration>
    <meta:editing-cycles>5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29" meta:word-count="159" meta:character-count="1512" meta:non-whitespace-character-count="1381"/>
  </office:meta>
</office:document-meta>
</file>